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.03.2010</text:date>, <text:time>04:19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3-15T04:19:39.04</dc:date>
    <dc:creator>Belka </dc:creator>
    <meta:editing-duration>PT42H29M08S</meta:editing-duration>
    <meta:editing-cycles>18</meta:editing-cycles>
    <meta:generator>OpenOffice.org/3.1$Win32 OpenOffice.org_project/310m19$Build-9420</meta:generator>
    <meta:document-statistic meta:table-count="3" meta:cell-count="272" meta:object-count="0"/>
  </office:meta>
</office:document-meta>
</file>